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2.1366in"/>
    </style:style>
    <style:style style:name="co3" style:family="table-column">
      <style:table-column-properties fo:break-before="auto" style:column-width="2.351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766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8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nding_pages_al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gyujtonev</text:p>
          </table:table-cell>
          <table:table-cell table:style-name="ce1" office:value-type="string" calcext:value-type="string">
            <text:p>weboldal</text:p>
          </table:table-cell>
          <table:table-cell table:style-name="ce1"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_landing_page_design_2020</text:p>
          </table:table-cell>
          <table:table-cell office:value-type="string" calcext:value-type="string">
            <text:p><text:a xlink:href="https://fremtidensuddannelser.dk/en" xlink:type="simple">https://fremtidensuddannelser.dk/en</text:a>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katchme.fr/" xlink:type="simple">https://katchme.fr/</text:a>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twks.ch/en/" xlink:type="simple">https://twks.ch/en/</text:a>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_landing_page_design_2019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a xlink:href="https://globekit.co/" xlink:type="simple">https://globekit.co/</text:a>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_landing_page_design_2018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" table:style-name="ta1"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webold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fremtidensuddannelser.dk/en" xlink:type="simple">https://fremtidensuddannelser.dk/en</text:a></text:p>
          </table:table-cell>
          <table:table-cell office:value-type="string" calcext:value-type="string">
            <text:p>interaktiv rendhagyo oldal igenyes designnal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katchme.fr/" xlink:type="simple">https://katchme.fr/</text:a></text:p>
          </table:table-cell>
          <table:table-cell office:value-type="string" calcext:value-type="string">
            <text:p>live circle orbit menu pelda (react-planettel osszeboronalni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twks.ch/en/" xlink:type="simple">https://twks.ch/en/</text:a></text:p>
          </table:table-cell>
          <table:table-cell office:value-type="string" calcext:value-type="string">
            <text:p>kiugro menu pelda ('Contact us')</text:p>
          </table:table-cell>
          <table:table-cell table:number-columns-repeated="1021"/>
        </table:table-row>
      </table:table>
      <table:table table:name="2019" table:style-name="ta1"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webolda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globekit.co/" xlink:type="simple">https://globekit.co/</text:a></text:p>
          </table:table-cell>
          <table:table-cell office:value-type="string" calcext:value-type="string">
            <text:p>menu design es page layo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2018" table:style-name="ta1">
        <table:table-column table:style-name="co4" table:default-cell-style-name="ce1"/>
        <table:table-column table:style-name="co4" table:number-columns-repeated="6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webold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9:27:27.57851104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09:23:41.181000000</meta:creation-date>
    <dc:date>2020-09-03T19:28:12.402039864</dc:date>
    <meta:editing-duration>PT8M59S</meta:editing-duration>
    <meta:editing-cycles>4</meta:editing-cycles>
    <meta:generator>LibreOffice/6.4.5.2$Linux_X86_64 LibreOffice_project/40$Build-2</meta:generator>
    <meta:document-statistic meta:table-count="4" meta:cell-count="45" meta:object-count="0"/>
  </office:meta>
</office:document-meta>
</file>